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roid Sans" fo:font-size="16pt" officeooo:rsid="000caaf8" officeooo:paragraph-rsid="000caaf8" style:font-size-asian="14pt" style:font-size-complex="16pt"/>
    </style:style>
    <style:style style:name="P2" style:family="paragraph" style:parent-style-name="Standard">
      <style:text-properties style:font-name="Droid Sans" fo:font-size="16pt" officeooo:rsid="000e4d06" officeooo:paragraph-rsid="000e4d06" style:font-size-asian="12.25pt" style:font-size-complex="14pt"/>
    </style:style>
    <style:style style:name="P3" style:family="paragraph" style:parent-style-name="Standard">
      <style:text-properties style:font-name="Droid Sans" fo:font-size="16pt" officeooo:rsid="00110f49" officeooo:paragraph-rsid="00110f49" style:font-size-asian="12.25pt" style:font-size-complex="14pt"/>
    </style:style>
    <style:style style:name="P4" style:family="paragraph" style:parent-style-name="Standard">
      <style:text-properties style:font-name="Droid Sans" fo:font-size="16pt" fo:font-weight="bold" officeooo:rsid="001231bc" officeooo:paragraph-rsid="001231bc" style:font-size-asian="12.25pt" style:font-weight-asian="bold" style:font-size-complex="14pt" style:font-weight-complex="bold"/>
    </style:style>
    <style:style style:name="P5" style:family="paragraph" style:parent-style-name="Standard">
      <style:text-properties style:font-name="Droid Sans" fo:font-size="16pt" fo:font-weight="bold" officeooo:rsid="001b7c1a" officeooo:paragraph-rsid="001b7c1a" style:font-size-asian="12.25pt" style:font-weight-asian="bold" style:font-size-complex="14pt" style:font-weight-complex="bold"/>
    </style:style>
    <style:style style:name="P6" style:family="paragraph" style:parent-style-name="Standard">
      <style:text-properties style:font-name="Droid Sans" fo:font-size="16pt" style:text-underline-style="solid" style:text-underline-width="auto" style:text-underline-color="font-color" fo:font-weight="bold" officeooo:rsid="001feca8" officeooo:paragraph-rsid="001feca8" style:font-size-asian="12.25pt" style:font-weight-asian="bold" style:font-size-complex="14pt" style:font-weight-complex="bold"/>
    </style:style>
    <style:style style:name="P7" style:family="paragraph" style:parent-style-name="Standard">
      <style:text-properties style:font-name="Droid Sans" fo:font-size="16pt" style:text-underline-style="solid" style:text-underline-width="auto" style:text-underline-color="font-color" fo:font-weight="bold" officeooo:rsid="0023ef03" officeooo:paragraph-rsid="0023ef03" style:font-size-asian="12.25pt" style:font-weight-asian="bold" style:font-size-complex="14pt" style:font-weight-complex="bold"/>
    </style:style>
    <style:style style:name="P8" style:family="paragraph" style:parent-style-name="Standard">
      <style:text-properties style:font-name="Droid Sans" fo:font-size="16pt" style:text-underline-style="solid" style:text-underline-width="auto" style:text-underline-color="font-color" fo:font-weight="bold" officeooo:rsid="0026c950" officeooo:paragraph-rsid="0026c950" style:font-size-asian="12.25pt" style:font-weight-asian="bold" style:font-size-complex="14pt" style:font-weight-complex="bold"/>
    </style:style>
    <style:style style:name="P9" style:family="paragraph" style:parent-style-name="Standard">
      <style:text-properties style:font-name="Droid Sans" fo:font-size="14pt" officeooo:rsid="000e0b47" officeooo:paragraph-rsid="000e0b47" style:font-size-asian="12.25pt" style:font-size-complex="14pt"/>
    </style:style>
    <style:style style:name="P10" style:family="paragraph" style:parent-style-name="Standard">
      <style:text-properties style:font-name="Droid Sans" fo:font-size="14pt" officeooo:rsid="000e4d06" officeooo:paragraph-rsid="000e4d06" style:font-size-asian="12.25pt" style:font-size-complex="14pt"/>
    </style:style>
    <style:style style:name="P11" style:family="paragraph" style:parent-style-name="Standard">
      <style:text-properties style:font-name="Droid Sans" fo:font-size="14pt" officeooo:rsid="000f2f5a" officeooo:paragraph-rsid="000f2f5a" style:font-size-asian="12.25pt" style:font-size-complex="14pt"/>
    </style:style>
    <style:style style:name="P12" style:family="paragraph" style:parent-style-name="Standard">
      <style:text-properties style:font-name="Droid Sans" fo:font-size="14pt" officeooo:rsid="0010a784" officeooo:paragraph-rsid="0010a784" style:font-size-asian="12.25pt" style:font-size-complex="14pt"/>
    </style:style>
    <style:style style:name="P13" style:family="paragraph" style:parent-style-name="Standard">
      <style:text-properties style:font-name="Droid Sans" fo:font-size="14pt" officeooo:rsid="00110f49" officeooo:paragraph-rsid="00110f49" style:font-size-asian="12.25pt" style:font-size-complex="14pt"/>
    </style:style>
    <style:style style:name="P14" style:family="paragraph" style:parent-style-name="Standard">
      <style:text-properties style:font-name="Droid Sans" fo:font-size="14pt" fo:font-weight="bold" officeooo:rsid="00110f49" officeooo:paragraph-rsid="00110f49" style:font-size-asian="12.25pt" style:font-weight-asian="bold" style:font-size-complex="14pt" style:font-weight-complex="bold"/>
    </style:style>
    <style:style style:name="P15" style:family="paragraph" style:parent-style-name="Standard">
      <style:text-properties style:font-name="Droid Sans" fo:font-size="14pt" fo:font-weight="bold" officeooo:rsid="001231bc" officeooo:paragraph-rsid="001231bc" style:font-size-asian="12.25pt" style:font-weight-asian="bold" style:font-size-complex="14pt" style:font-weight-complex="bold"/>
    </style:style>
    <style:style style:name="P16" style:family="paragraph" style:parent-style-name="Standard">
      <style:text-properties style:font-name="Droid Sans" fo:font-size="14pt" fo:font-weight="bold" officeooo:rsid="001b5c94" officeooo:paragraph-rsid="001b5c94" style:font-size-asian="12.25pt" style:font-weight-asian="bold" style:font-size-complex="14pt" style:font-weight-complex="bold"/>
    </style:style>
    <style:style style:name="P17" style:family="paragraph" style:parent-style-name="Standard">
      <style:text-properties style:font-name="Droid Sans" fo:font-size="14pt" fo:font-weight="bold" officeooo:rsid="001b7c1a" officeooo:paragraph-rsid="001b7c1a" style:font-size-asian="12.25pt" style:font-weight-asian="bold" style:font-size-complex="14pt" style:font-weight-complex="bold"/>
    </style:style>
    <style:style style:name="P18" style:family="paragraph" style:parent-style-name="Standard">
      <style:text-properties style:font-name="Droid Sans" fo:font-size="14pt" fo:font-weight="bold" officeooo:rsid="001d7902" officeooo:paragraph-rsid="001b7c1a" style:font-size-asian="12.25pt" style:font-weight-asian="bold" style:font-size-complex="14pt" style:font-weight-complex="bold"/>
    </style:style>
    <style:style style:name="P19" style:family="paragraph" style:parent-style-name="Standard">
      <style:text-properties style:font-name="Droid Sans" fo:font-size="14pt" fo:font-weight="bold" officeooo:rsid="001d7902" officeooo:paragraph-rsid="001d7902" style:font-size-asian="12.25pt" style:font-weight-asian="bold" style:font-size-complex="14pt" style:font-weight-complex="bold"/>
    </style:style>
    <style:style style:name="P20" style:family="paragraph" style:parent-style-name="Standard">
      <style:text-properties style:font-name="Droid Sans" fo:font-size="14pt" fo:font-weight="bold" officeooo:rsid="001e2e1a" officeooo:paragraph-rsid="001e2e1a" style:font-size-asian="12.25pt" style:font-weight-asian="bold" style:font-size-complex="14pt" style:font-weight-complex="bold"/>
    </style:style>
    <style:style style:name="P21" style:family="paragraph" style:parent-style-name="Standard">
      <style:text-properties style:font-name="Droid Sans" fo:font-size="14pt" fo:font-weight="bold" officeooo:rsid="0032ddfe" officeooo:paragraph-rsid="0032ddfe" style:font-size-asian="12.25pt" style:font-weight-asian="bold" style:font-size-complex="14pt" style:font-weight-complex="bold"/>
    </style:style>
    <style:style style:name="P22" style:family="paragraph" style:parent-style-name="Standard">
      <style:text-properties style:font-name="Droid Sans" fo:font-size="14pt" style:text-underline-style="solid" style:text-underline-width="auto" style:text-underline-color="font-color" fo:font-weight="bold" officeooo:rsid="001231bc" officeooo:paragraph-rsid="001231bc" style:font-size-asian="12.25pt" style:font-weight-asian="bold" style:font-size-complex="14pt" style:font-weight-complex="bold"/>
    </style:style>
    <style:style style:name="P23" style:family="paragraph" style:parent-style-name="Standard">
      <style:text-properties style:font-name="Droid Sans" fo:font-size="14pt" style:text-underline-style="solid" style:text-underline-width="auto" style:text-underline-color="font-color" fo:font-weight="bold" officeooo:rsid="001250c2" officeooo:paragraph-rsid="001250c2" style:font-size-asian="12.25pt" style:font-weight-asian="bold" style:font-size-complex="14pt" style:font-weight-complex="bold"/>
    </style:style>
    <style:style style:name="P24" style:family="paragraph" style:parent-style-name="Standard">
      <style:text-properties style:font-name="Droid Sans" fo:font-size="14pt" style:text-underline-style="solid" style:text-underline-width="auto" style:text-underline-color="font-color" fo:font-weight="bold" officeooo:rsid="001d7902" officeooo:paragraph-rsid="001d7902" style:font-size-asian="12.25pt" style:font-weight-asian="bold" style:font-size-complex="14pt" style:font-weight-complex="bold"/>
    </style:style>
    <style:style style:name="P25" style:family="paragraph" style:parent-style-name="Standard">
      <style:text-properties style:font-name="Droid Sans" fo:font-size="14pt" style:text-underline-style="solid" style:text-underline-width="auto" style:text-underline-color="font-color" fo:font-weight="bold" officeooo:rsid="001feca8" officeooo:paragraph-rsid="001feca8" style:font-size-asian="12.25pt" style:font-weight-asian="bold" style:font-size-complex="14pt" style:font-weight-complex="bold"/>
    </style:style>
    <style:style style:name="P26" style:family="paragraph" style:parent-style-name="Standard">
      <style:text-properties style:font-name="Droid Sans" fo:font-size="14pt" style:text-underline-style="solid" style:text-underline-width="auto" style:text-underline-color="font-color" fo:font-weight="bold" officeooo:rsid="00204844" officeooo:paragraph-rsid="00204844" style:font-size-asian="12.25pt" style:font-weight-asian="bold" style:font-size-complex="14pt" style:font-weight-complex="bold"/>
    </style:style>
    <style:style style:name="P27" style:family="paragraph" style:parent-style-name="Standard">
      <style:text-properties style:font-name="Droid Sans" fo:font-size="14pt" style:text-underline-style="solid" style:text-underline-width="auto" style:text-underline-color="font-color" fo:font-weight="bold" officeooo:rsid="002278f2" officeooo:paragraph-rsid="002278f2" style:font-size-asian="12.25pt" style:font-weight-asian="bold" style:font-size-complex="14pt" style:font-weight-complex="bold"/>
    </style:style>
    <style:style style:name="P28" style:family="paragraph" style:parent-style-name="Standard">
      <style:text-properties style:font-name="Droid Sans" fo:font-size="14pt" style:text-underline-style="solid" style:text-underline-width="auto" style:text-underline-color="font-color" fo:font-weight="bold" officeooo:rsid="0023ef03" officeooo:paragraph-rsid="0023ef03" style:font-size-asian="12.25pt" style:font-weight-asian="bold" style:font-size-complex="14pt" style:font-weight-complex="bold"/>
    </style:style>
    <style:style style:name="P29" style:family="paragraph" style:parent-style-name="Standard">
      <style:text-properties style:font-name="Droid Sans" fo:font-size="14pt" style:text-underline-style="solid" style:text-underline-width="auto" style:text-underline-color="font-color" fo:font-weight="bold" officeooo:rsid="0025fbdf" officeooo:paragraph-rsid="0025fbdf" style:font-size-asian="12.25pt" style:font-weight-asian="bold" style:font-size-complex="14pt" style:font-weight-complex="bold"/>
    </style:style>
    <style:style style:name="P30" style:family="paragraph" style:parent-style-name="Standard">
      <style:text-properties style:font-name="Droid Sans" fo:font-size="14pt" style:text-underline-style="solid" style:text-underline-width="auto" style:text-underline-color="font-color" fo:font-weight="bold" officeooo:rsid="0026c950" officeooo:paragraph-rsid="0026c950" style:font-size-asian="12.25pt" style:font-weight-asian="bold" style:font-size-complex="14pt" style:font-weight-complex="bold"/>
    </style:style>
    <style:style style:name="P31" style:family="paragraph" style:parent-style-name="Standard">
      <style:text-properties style:font-name="Droid Sans" fo:font-size="14pt" style:text-underline-style="solid" style:text-underline-width="auto" style:text-underline-color="font-color" fo:font-weight="bold" officeooo:rsid="002a8055" officeooo:paragraph-rsid="002a8055" style:font-size-asian="12.25pt" style:font-weight-asian="bold" style:font-size-complex="14pt" style:font-weight-complex="bold"/>
    </style:style>
    <style:style style:name="P32" style:family="paragraph" style:parent-style-name="Standard">
      <style:text-properties style:font-name="Droid Sans" fo:font-size="14pt" style:text-underline-style="solid" style:text-underline-width="auto" style:text-underline-color="font-color" fo:font-weight="bold" officeooo:rsid="002c0b82" officeooo:paragraph-rsid="002c0b82" style:font-size-asian="12.25pt" style:font-weight-asian="bold" style:font-size-complex="14pt" style:font-weight-complex="bold"/>
    </style:style>
    <style:style style:name="P33" style:family="paragraph" style:parent-style-name="Standard">
      <style:text-properties style:font-name="Droid Sans" fo:font-size="14pt" style:text-underline-style="none" fo:font-weight="bold" officeooo:rsid="001250c2" officeooo:paragraph-rsid="001250c2" style:font-size-asian="12.25pt" style:font-weight-asian="bold" style:font-size-complex="14pt" style:font-weight-complex="bold"/>
    </style:style>
    <style:style style:name="P34" style:family="paragraph" style:parent-style-name="Standard">
      <style:text-properties style:font-name="Droid Sans" fo:font-size="14pt" style:text-underline-style="none" fo:font-weight="bold" officeooo:rsid="0012bc69" officeooo:paragraph-rsid="0012bc69" style:font-size-asian="12.25pt" style:font-weight-asian="bold" style:font-size-complex="14pt" style:font-weight-complex="bold"/>
    </style:style>
    <style:style style:name="P35" style:family="paragraph" style:parent-style-name="Standard">
      <style:text-properties fo:font-size="14pt" officeooo:rsid="00324d81" officeooo:paragraph-rsid="00324d81" style:font-size-asian="12.25pt" style:font-size-complex="14pt"/>
    </style:style>
    <style:style style:name="P36" style:family="paragraph" style:parent-style-name="Standard">
      <style:text-properties fo:font-size="14pt" fo:font-weight="bold" officeooo:rsid="00324d81" officeooo:paragraph-rsid="00324d81" style:font-size-asian="12.25pt" style:font-weight-asian="bold" style:font-size-complex="14pt" style:font-weight-complex="bold"/>
    </style:style>
    <style:style style:name="P37" style:family="paragraph" style:parent-style-name="Standard">
      <style:text-properties fo:font-size="14pt" fo:font-weight="bold" officeooo:rsid="003333dc" officeooo:paragraph-rsid="003333dc" style:font-size-asian="12.25pt" style:font-weight-asian="bold" style:font-size-complex="14pt" style:font-weight-complex="bold"/>
    </style:style>
    <style:style style:name="P38" style:family="paragraph" style:parent-style-name="Standard">
      <style:text-properties fo:font-size="14pt" fo:font-weight="bold" officeooo:rsid="0036cf7e" officeooo:paragraph-rsid="0036cf7e" style:font-size-asian="12.25pt" style:font-weight-asian="bold" style:font-size-complex="14pt" style:font-weight-complex="bold"/>
    </style:style>
    <style:style style:name="P39" style:family="paragraph" style:parent-style-name="Standard">
      <style:text-properties fo:font-size="14pt" fo:font-weight="bold" officeooo:rsid="0037131b" officeooo:paragraph-rsid="0037131b" style:font-size-asian="12.25pt" style:font-weight-asian="bold" style:font-size-complex="14pt" style:font-weight-complex="bold"/>
    </style:style>
    <style:style style:name="P40" style:family="paragraph" style:parent-style-name="Standard">
      <style:text-properties fo:font-size="14pt" fo:font-weight="bold" officeooo:rsid="00324d81" officeooo:paragraph-rsid="00324d81" style:font-size-asian="14pt" style:font-weight-asian="bold" style:font-size-complex="14pt" style:font-weight-complex="bold"/>
    </style:style>
    <style:style style:name="P41" style:family="paragraph" style:parent-style-name="Standard">
      <style:text-properties fo:font-size="14pt" fo:font-weight="normal" officeooo:rsid="00324d81" officeooo:paragraph-rsid="00324d81" style:font-size-asian="12.25pt" style:font-weight-asian="normal" style:font-size-complex="14pt" style:font-weight-complex="normal"/>
    </style:style>
    <style:style style:name="P42" style:family="paragraph" style:parent-style-name="Standard">
      <style:text-properties style:text-position="0% 100%" style:font-name="Droid Sans" fo:font-size="14pt" style:text-underline-style="none" fo:font-weight="bold" officeooo:rsid="0012bc69" officeooo:paragraph-rsid="0012bc69" style:font-size-asian="12.25pt" style:font-weight-asian="bold" style:font-size-complex="14pt" style:font-weight-complex="bold"/>
    </style:style>
    <style:style style:name="P43" style:family="paragraph" style:parent-style-name="Standard">
      <style:text-properties style:text-position="0% 100%" style:font-name="Droid Sans" fo:font-size="14pt" style:text-underline-style="none" fo:font-weight="bold" officeooo:rsid="001480f4" officeooo:paragraph-rsid="001480f4" style:font-size-asian="12.25pt" style:font-weight-asian="bold" style:font-size-complex="14pt" style:font-weight-complex="bold"/>
    </style:style>
    <style:style style:name="P44" style:family="paragraph" style:parent-style-name="Standard">
      <style:text-properties style:text-position="0% 100%" style:font-name="Droid Sans" fo:font-size="14pt" style:text-underline-style="none" fo:font-weight="normal" officeooo:rsid="001480f4" officeooo:paragraph-rsid="001480f4" style:font-size-asian="12.25pt" style:font-weight-asian="normal" style:font-size-complex="14pt" style:font-weight-complex="normal"/>
    </style:style>
    <style:style style:name="P45" style:family="paragraph" style:parent-style-name="Standard">
      <style:text-properties style:text-position="0% 100%" style:font-name="Droid Sans" fo:font-size="14pt" style:text-underline-style="solid" style:text-underline-width="auto" style:text-underline-color="font-color" fo:font-weight="bold" officeooo:rsid="0012bc69" officeooo:paragraph-rsid="0012bc69" style:font-size-asian="12.25pt" style:font-weight-asian="bold" style:font-size-complex="14pt" style:font-weight-complex="bold"/>
    </style:style>
    <style:style style:name="P46" style:family="paragraph" style:parent-style-name="Standard">
      <style:text-properties fo:font-size="16pt" officeooo:rsid="00324d81" officeooo:paragraph-rsid="00324d81" style:font-size-asian="12.25pt" style:font-size-complex="14pt"/>
    </style:style>
    <style:style style:name="P47" style:family="paragraph" style:parent-style-name="Standard">
      <style:text-properties officeooo:paragraph-rsid="001480f4"/>
    </style:style>
    <style:style style:name="P48" style:family="paragraph" style:parent-style-name="Standard">
      <style:text-properties officeooo:rsid="0016f5c0" officeooo:paragraph-rsid="0016f5c0"/>
    </style:style>
    <style:style style:name="P49" style:family="paragraph" style:parent-style-name="Standard">
      <style:text-properties fo:font-weight="normal" officeooo:rsid="0016f5c0" officeooo:paragraph-rsid="0016f5c0" style:font-weight-asian="normal" style:font-weight-complex="normal"/>
    </style:style>
    <style:style style:name="P50" style:family="paragraph" style:parent-style-name="Standard">
      <style:text-properties fo:font-weight="normal" officeooo:rsid="00199d3e" officeooo:paragraph-rsid="00199d3e" style:font-weight-asian="normal" style:font-weight-complex="normal"/>
    </style:style>
    <style:style style:name="P51" style:family="paragraph" style:parent-style-name="Standard">
      <style:text-properties fo:font-weight="normal" officeooo:rsid="0019b3b0" officeooo:paragraph-rsid="0019b3b0" style:font-weight-asian="normal" style:font-weight-complex="normal"/>
    </style:style>
    <style:style style:name="P52" style:family="paragraph" style:parent-style-name="Standard">
      <style:text-properties officeooo:paragraph-rsid="002c0b82"/>
    </style:style>
    <style:style style:name="P53" style:family="paragraph" style:parent-style-name="Standard">
      <style:text-properties officeooo:rsid="002d0d28" officeooo:paragraph-rsid="002d0d28"/>
    </style:style>
    <style:style style:name="P54" style:family="paragraph" style:parent-style-name="Standard">
      <style:text-properties officeooo:paragraph-rsid="002d0d28"/>
    </style:style>
    <style:style style:name="P55" style:family="paragraph" style:parent-style-name="Standard">
      <style:text-properties officeooo:rsid="002de6ef" officeooo:paragraph-rsid="002de6ef"/>
    </style:style>
    <style:style style:name="P56" style:family="paragraph" style:parent-style-name="Standard">
      <style:text-properties officeooo:rsid="002f2a74" officeooo:paragraph-rsid="002f2a74"/>
    </style:style>
    <style:style style:name="P57" style:family="paragraph" style:parent-style-name="Standard">
      <style:text-properties officeooo:paragraph-rsid="002f2a74"/>
    </style:style>
    <style:style style:name="P58" style:family="paragraph" style:parent-style-name="Standard">
      <style:text-properties officeooo:rsid="0031309c" officeooo:paragraph-rsid="0031309c"/>
    </style:style>
    <style:style style:name="P59" style:family="paragraph" style:parent-style-name="Standard">
      <style:text-properties officeooo:paragraph-rsid="00324d81"/>
    </style:style>
    <style:style style:name="P60" style:family="paragraph" style:parent-style-name="Standard">
      <style:paragraph-properties fo:break-before="page"/>
      <style:text-properties style:font-name="Droid Sans" fo:font-size="16pt" officeooo:rsid="000e4d06" officeooo:paragraph-rsid="000e4d06" style:font-size-asian="12.25pt" style:font-size-complex="14pt"/>
    </style:style>
    <style:style style:name="P61" style:family="paragraph" style:parent-style-name="Standard">
      <style:paragraph-properties fo:break-before="page"/>
      <style:text-properties style:font-name="Droid Sans" fo:font-size="16pt" officeooo:rsid="00110f49" officeooo:paragraph-rsid="00110f49" style:font-size-asian="12.25pt" style:font-size-complex="14pt"/>
    </style:style>
    <style:style style:name="P62" style:family="paragraph" style:parent-style-name="Standard">
      <style:paragraph-properties fo:break-before="page"/>
      <style:text-properties style:font-name="Droid Sans" fo:font-size="16pt" fo:font-weight="bold" officeooo:rsid="001231bc" officeooo:paragraph-rsid="001231bc" style:font-size-asian="12.25pt" style:font-weight-asian="bold" style:font-size-complex="14pt" style:font-weight-complex="bold"/>
    </style:style>
    <style:style style:name="P63" style:family="paragraph" style:parent-style-name="Standard">
      <style:paragraph-properties fo:break-before="page"/>
      <style:text-properties style:font-name="Droid Sans" fo:font-size="16pt" fo:font-weight="bold" officeooo:rsid="001b7c1a" officeooo:paragraph-rsid="001b7c1a" style:font-size-asian="12.25pt" style:font-weight-asian="bold" style:font-size-complex="14pt" style:font-weight-complex="bold"/>
    </style:style>
    <style:style style:name="P64" style:family="paragraph" style:parent-style-name="Standard">
      <style:paragraph-properties fo:break-before="page"/>
      <style:text-properties style:font-name="Droid Sans" fo:font-size="16pt" style:text-underline-style="solid" style:text-underline-width="auto" style:text-underline-color="font-color" fo:font-weight="bold" officeooo:rsid="001feca8" officeooo:paragraph-rsid="001feca8" style:font-size-asian="12.25pt" style:font-weight-asian="bold" style:font-size-complex="14pt" style:font-weight-complex="bold"/>
    </style:style>
    <style:style style:name="P65" style:family="paragraph" style:parent-style-name="Standard">
      <style:paragraph-properties fo:break-before="page"/>
      <style:text-properties style:font-name="Droid Sans" fo:font-size="16pt" style:text-underline-style="solid" style:text-underline-width="auto" style:text-underline-color="font-color" fo:font-weight="bold" officeooo:rsid="0023ef03" officeooo:paragraph-rsid="0023ef03" style:font-size-asian="12.25pt" style:font-weight-asian="bold" style:font-size-complex="14pt" style:font-weight-complex="bold"/>
    </style:style>
    <style:style style:name="P66" style:family="paragraph" style:parent-style-name="Standard">
      <style:paragraph-properties fo:break-before="page"/>
      <style:text-properties style:font-name="Droid Sans" fo:font-size="16pt" style:text-underline-style="solid" style:text-underline-width="auto" style:text-underline-color="font-color" fo:font-weight="bold" officeooo:rsid="0026c950" officeooo:paragraph-rsid="0026c950" style:font-size-asian="12.25pt" style:font-weight-asian="bold" style:font-size-complex="14pt" style:font-weight-complex="bold"/>
    </style:style>
    <style:style style:name="P67" style:family="paragraph" style:parent-style-name="Standard">
      <style:paragraph-properties fo:break-before="page"/>
      <style:text-properties style:text-position="0% 100%" style:font-name="Droid Sans" fo:font-size="14pt" style:text-underline-style="none" fo:font-weight="bold" officeooo:rsid="0012bc69" officeooo:paragraph-rsid="0012bc69" style:font-size-asian="12.25pt" style:font-weight-asian="bold" style:font-size-complex="14pt" style:font-weight-complex="bold"/>
    </style:style>
    <style:style style:name="P68" style:family="paragraph" style:parent-style-name="Standard">
      <style:paragraph-properties fo:break-before="page"/>
      <style:text-properties officeooo:paragraph-rsid="00324d81"/>
    </style:style>
    <style:style style:name="T1" style:family="text">
      <style:text-properties officeooo:rsid="000f2f5a"/>
    </style:style>
    <style:style style:name="T2" style:family="text">
      <style:text-properties officeooo:rsid="0010a784"/>
    </style:style>
    <style:style style:name="T3" style:family="text">
      <style:text-properties officeooo:rsid="00110f49"/>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04844" style:font-weight-asian="normal" style:font-weight-complex="normal"/>
    </style:style>
    <style:style style:name="T14" style:family="text">
      <style:text-properties style:text-underline-style="none" fo:font-weight="normal" officeooo:rsid="0021277a" style:font-weight-asian="normal" style:font-weight-complex="normal"/>
    </style:style>
    <style:style style:name="T15" style:family="text">
      <style:text-properties style:text-underline-style="none" fo:font-weight="normal" officeooo:rsid="00240660" style:font-weight-asian="normal" style:font-weight-complex="normal"/>
    </style:style>
    <style:style style:name="T16" style:family="text">
      <style:text-properties style:text-underline-style="none" fo:font-weight="normal" officeooo:rsid="002a8055" style:font-weight-asian="normal" style:font-weight-complex="normal"/>
    </style:style>
    <style:style style:name="T17" style:family="text">
      <style:text-properties style:text-underline-style="none" fo:font-weight="normal" officeooo:rsid="002c0b82" style:font-weight-asian="normal" style:font-weight-complex="normal"/>
    </style:style>
    <style:style style:name="T18" style:family="text">
      <style:text-properties fo:font-size="16pt" fo:font-style="normal" fo:font-weight="normal" style:font-style-asian="normal" style:font-weight-asian="normal" style:font-style-complex="normal" style:font-weight-complex="normal"/>
    </style:style>
    <style:style style:name="T19" style:family="text">
      <style:text-properties style:text-position="0% 100%" style:font-name="Droid Sans" fo:font-size="14pt" fo:font-style="normal" style:text-underline-style="none" fo:font-weight="normal" style:font-size-asian="12.25pt" style:font-style-asian="normal" style:font-weight-asian="normal" style:font-size-complex="14pt" style:font-style-complex="normal" style:font-weight-complex="normal"/>
    </style:style>
    <style:style style:name="T20" style:family="text">
      <style:text-properties style:text-position="0% 100%" style:font-name="Droid Sans" fo:font-size="14pt" fo:font-style="normal" style:text-underline-style="none" fo:font-weight="normal" officeooo:rsid="001480f4" style:font-size-asian="12.25pt" style:font-style-asian="normal" style:font-weight-asian="normal" style:font-size-complex="14pt" style:font-style-complex="normal" style:font-weight-complex="normal"/>
    </style:style>
    <style:style style:name="T21" style:family="text">
      <style:text-properties style:text-position="0% 100%" style:font-name="Droid Sans" fo:font-size="14pt" fo:font-style="normal" style:text-underline-style="none" fo:font-weight="normal" officeooo:rsid="00150827" style:font-size-asian="12.25pt" style:font-style-asian="normal" style:font-weight-asian="normal" style:font-size-complex="14pt" style:font-style-complex="normal" style:font-weight-complex="normal"/>
    </style:style>
    <style:style style:name="T22" style:family="text">
      <style:text-properties style:text-position="0% 100%" style:font-name="Droid Sans" fo:font-size="14pt" fo:font-style="normal" style:text-underline-style="none" fo:font-weight="bold" style:font-size-asian="12.25pt" style:font-style-asian="normal" style:font-weight-asian="bold" style:font-size-complex="14pt" style:font-style-complex="normal" style:font-weight-complex="bold"/>
    </style:style>
    <style:style style:name="T23" style:family="text">
      <style:text-properties style:text-position="0% 100%" style:font-name="Droid Sans" fo:font-size="14pt" fo:font-style="normal" style:text-underline-style="none" fo:font-weight="bold" officeooo:rsid="001480f4" style:font-size-asian="12.25pt" style:font-style-asian="normal" style:font-weight-asian="bold" style:font-size-complex="14pt" style:font-style-complex="normal" style:font-weight-complex="bold"/>
    </style:style>
    <style:style style:name="T24" style:family="text">
      <style:text-properties style:text-position="0% 100%" style:font-name="Droid Sans" fo:font-size="14pt" fo:font-style="normal" style:text-underline-style="none" fo:font-weight="bold" officeooo:rsid="00150827" style:font-size-asian="12.25pt" style:font-style-asian="normal" style:font-weight-asian="bold" style:font-size-complex="14pt" style:font-style-complex="normal" style:font-weight-complex="bold"/>
    </style:style>
    <style:style style:name="T25" style:family="text">
      <style:text-properties style:text-position="0% 100%" style:font-name="Droid Sans" fo:font-size="14pt" fo:font-style="normal" style:text-underline-style="none" fo:font-weight="bold" officeooo:rsid="001899fb" style:font-size-asian="12.25pt" style:font-style-asian="normal" style:font-weight-asian="bold" style:font-size-complex="14pt" style:font-style-complex="normal" style:font-weight-complex="bold"/>
    </style:style>
    <style:style style:name="T26" style:family="text">
      <style:text-properties style:text-position="0% 100%" style:font-name="Droid Sans" fo:font-size="14pt" fo:font-style="normal" style:text-underline-style="none" style:font-size-asian="12.25pt" style:font-style-asian="normal" style:font-size-complex="14pt" style:font-style-complex="normal"/>
    </style:style>
    <style:style style:name="T27" style:family="text">
      <style:text-properties style:text-position="0% 100%" style:font-name="Droid Sans" fo:font-size="14pt" fo:font-style="normal" style:text-underline-style="none" officeooo:rsid="001899fb" style:font-size-asian="12.25pt" style:font-style-asian="normal" style:font-size-complex="14pt" style:font-style-complex="normal"/>
    </style:style>
    <style:style style:name="T28" style:family="text">
      <style:text-properties style:text-position="0% 100%" style:font-name="Droid Sans" fo:font-size="14pt" fo:font-style="italic" style:text-underline-style="none" fo:font-weight="bold" style:font-size-asian="12.25pt" style:font-style-asian="italic" style:font-weight-asian="bold" style:font-size-complex="14pt" style:font-style-complex="italic" style:font-weight-complex="bold"/>
    </style:style>
    <style:style style:name="T29" style:family="text">
      <style:text-properties style:font-name="Droid Sans" fo:font-size="14pt" style:text-underline-style="none" fo:font-weight="normal" style:font-size-asian="12.25pt" style:font-weight-asian="normal" style:font-size-complex="14pt" style:font-weight-complex="normal"/>
    </style:style>
    <style:style style:name="T30" style:family="text">
      <style:text-properties style:font-name="Droid Sans" fo:font-size="14pt" style:text-underline-style="none" fo:font-weight="normal" officeooo:rsid="002c0b82" style:font-size-asian="12.25pt" style:font-weight-asian="normal" style:font-size-complex="14pt" style:font-weight-complex="normal"/>
    </style:style>
    <style:style style:name="T31" style:family="text">
      <style:text-properties style:font-name="Droid Sans" fo:font-size="14pt" style:text-underline-style="none" fo:font-weight="normal" officeooo:rsid="002d0d28" style:font-size-asian="12.25pt" style:font-weight-asian="normal" style:font-size-complex="14pt" style:font-weight-complex="normal"/>
    </style:style>
    <style:style style:name="T32" style:family="text">
      <style:text-properties style:font-name="Droid Sans" fo:font-size="14pt" style:text-underline-style="none" fo:font-weight="normal" officeooo:rsid="002f2a74" style:font-size-asian="12.25pt" style:font-weight-asian="normal" style:font-size-complex="14pt" style:font-weight-complex="normal"/>
    </style:style>
    <style:style style:name="T33" style:family="text">
      <style:text-properties style:font-name="Droid Sans" fo:font-size="14pt" style:text-underline-style="none" fo:font-weight="normal" officeooo:rsid="003004fb" style:font-size-asian="12.25pt" style:font-weight-asian="normal" style:font-size-complex="14pt" style:font-weight-complex="normal"/>
    </style:style>
    <style:style style:name="T34" style:family="text">
      <style:text-properties style:font-name="Droid Sans" fo:font-size="14pt" style:text-underline-style="none" fo:font-weight="normal" officeooo:rsid="0034a2d3" style:font-size-asian="12.25pt" style:font-weight-asian="normal" style:font-size-complex="14pt" style:font-weight-complex="normal"/>
    </style:style>
    <style:style style:name="T35" style:family="text">
      <style:text-properties style:font-name="Droid Sans" fo:font-size="14pt" style:text-underline-style="none" fo:font-weight="normal" officeooo:rsid="0035db65" style:font-size-asian="12.25pt" style:font-weight-asian="normal" style:font-size-complex="14pt" style:font-weight-complex="normal"/>
    </style:style>
    <style:style style:name="T36" style:family="text">
      <style:text-properties style:font-name="Droid Sans" style:text-underline-style="none"/>
    </style:style>
    <style:style style:name="T37" style:family="text">
      <style:text-properties style:font-name="Droid Sans" style:text-underline-style="none" fo:font-weight="normal" style:font-weight-asian="normal" style:font-weight-complex="normal"/>
    </style:style>
    <style:style style:name="T38" style:family="text">
      <style:text-properties style:font-name="Droid Sans" style:text-underline-style="none" fo:font-weight="normal" officeooo:rsid="0036cf7e" style:font-weight-asian="normal" style:font-weight-complex="normal"/>
    </style:style>
    <style:style style:name="T39" style:family="text">
      <style:text-properties style:font-name="Droid Sans" style:text-underline-style="none" fo:font-weight="normal" officeooo:rsid="00372d87" style:font-weight-asian="normal" style:font-weight-complex="normal"/>
    </style:style>
    <style:style style:name="T40" style:family="text">
      <style:text-properties style:font-name="Droid Sans" style:text-underline-style="none" officeooo:rsid="00324d81"/>
    </style:style>
    <style:style style:name="T41" style:family="text">
      <style:text-properties style:font-name="Droid Sans" fo:font-size="16pt" style:text-underline-style="none" fo:font-weight="normal" officeooo:rsid="00324d81" style:font-size-asian="12.25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RATE Is a Roleplay Adventure Tabletop Experience</text:p>
      <text:p text:style-name="P1"/>
      <text:p text:style-name="P9">v0.5—Outline &amp; Plan with Expanded Detail for Playtesting</text:p>
      <text:p text:style-name="P60">1) Luck <text:span text:style-name="T2">and Rolling Dice</text:span></text:p>
      <text:p text:style-name="P2"/>
      <text:p text:style-name="P10">Luck, combined with Skill, determines the outcome of actions performed by characters. Skill is represented by a static number, while Luck is represented by a die. Every character and creature in PIRATE has a Luck Die. This Luck Die can change throughout gameplay, for both better and worse, <text:span text:style-name="T1">short-term or long-term.</text:span></text:p>
      <text:p text:style-name="P10"/>
      <text:p text:style-name="P11">A Luck Die can be anything from a d2 to a d12. <text:s/>Incrementing or decrementing a Luck Die means that the die changes to to a die with 2 more or fewer sides. <text:s/>A d6 increments to a d8 and decrements to a d4, for example. <text:s/>In certain circumstances, a d20 can be used a Luck Die.</text:p>
      <text:p text:style-name="P11"/>
      <text:p text:style-name="P12">When you need to roll for a Skill, in combat, or for most other reasons, roll your Luck Die and add the appropriate modifier. <text:s/>The combined result is your Skill or Luck Roll.</text:p>
      <text:p text:style-name="P12"/>
      <text:p text:style-name="P12">To succeed at attempting a skill, your Skill Roll must be above a certain threshold. <text:s/>The average threshold for a Skill Roll is 7. The threshold for a skill roll is represented in text as Skill (threshold), for instance Concentrate (7). To succeed, you must roll equal or above the threshold.</text:p>
      <text:p text:style-name="P12"/>
      <text:p text:style-name="P12">Sometimes, you will need to roll in opposition to another character. <text:s/>In these cases, roll your Luck and add your skill, and compare it to your opponent’s. <text:s/>The defender’s Skill Roll represents the threshold of success. This means that ties are won by the instigator. <text:span text:style-name="T3">Combat represents a special case of this, and its rules are detailed later.</text:span></text:p>
      <text:p text:style-name="P12"/>
      <text:p text:style-name="P61">2) Attributes</text:p>
      <text:p text:style-name="P3"/>
      <text:p text:style-name="P13">There are 4 major attributes that make up a character. <text:s/>For a human, these attributes are on a scale of 2 to 12, with 7 being average. Attributes determine the limits on skills, and factor into calculations for combat rolls.</text:p>
      <text:p text:style-name="P13"/>
      <text:p text:style-name="P14">Strength<text:span text:style-name="T4"> is the Physical Attack attribute. <text:s/>It represents a character’s physical strength and power, as well as endurance and physical resistance.</text:span></text:p>
      <text:p text:style-name="P14"><text:span text:style-name="T4"/></text:p>
      <text:p text:style-name="P14">Agility<text:span text:style-name="T4"> is the Physical Defense attribute. <text:s/>It represents a character’s speed, reaction time, reflexes, flexibility, and dexterity.</text:span></text:p>
      <text:p text:style-name="P14"><text:span text:style-name="T4"/></text:p>
      <text:p text:style-name="P14">Charisma<text:span text:style-name="T4"> is the Mental Attack attribute. <text:s/>It represents a character’s strength of personality and ability to project, mannerisms, confidence, and outward appearance.</text:span></text:p>
      <text:p text:style-name="P14"><text:span text:style-name="T4"/></text:p>
      <text:p text:style-name="P14">Mind<text:span text:style-name="T4"> is the Mental Defense attribute. It represents a character’s mental endurance, problem-solving ability, wit, and ability to learn from experience.</text:span></text:p>
      <text:p text:style-name="P62"><text:span text:style-name="T4">3) General Skills</text:span></text:p>
      <text:p text:style-name="P4"><text:span text:style-name="T4"/></text:p>
      <text:p text:style-name="P15"><text:span text:style-name="T4">There are 16 skills in the game—4 connected to each Attribute. <text:s/>A character cannot have more points in a skill than the character has in the related attribute. If a character has as many or points in a skill as an action has threshold for that skill, the character automatically succeeds. <text:s/>If the character does not have as many points, or has no points at all, Luck must be rolled. <text:s/>Luck must always be rolled for opposed checks.</text:span></text:p>
      <text:p text:style-name="P15"><text:span text:style-name="T4"/></text:p>
      <text:p text:style-name="P22">Strength-based Skills:</text:p>
      <text:p text:style-name="P15"><text:span text:style-name="T4"/></text:p>
      <text:p text:style-name="P15">Endure<text:span text:style-name="T5"> </text:span><text:span text:style-name="T7">is the ability to keep going for a long time, to resist tiring, and to resist physical damage, illness, or poison.</text:span></text:p>
      <text:p text:style-name="P15"><text:span text:style-name="T7"/></text:p>
      <text:p text:style-name="P15"><text:span text:style-name="T6">Athletics</text:span><text:span text:style-name="T7"> is the ability to lift things, throw things, sprint, or perform other strength-based tasks.</text:span></text:p>
      <text:p text:style-name="P15"><text:span text:style-name="T7"/></text:p>
      <text:p text:style-name="P15"><text:span text:style-name="T6">Swim</text:span><text:span text:style-name="T7"> is the ability to remain above the water, propel oneself in the water, and do other things in the water.</text:span></text:p>
      <text:p text:style-name="P15"><text:span text:style-name="T7"/></text:p>
      <text:p text:style-name="P15"><text:span text:style-name="T6">Intimidate </text:span><text:span text:style-name="T7">is the ability to make others afraid of you.</text:span></text:p>
      <text:p text:style-name="P15"><text:span text:style-name="T7"/></text:p>
      <text:p text:style-name="P22"><text:span text:style-name="T6">Agility-based Skills:</text:span></text:p>
      <text:p text:style-name="P22"><text:span text:style-name="T8"/></text:p>
      <text:p text:style-name="P22"><text:span text:style-name="T9">Stealth </text:span><text:span text:style-name="T8">is the ability to hide and to sneak around without being noticed.</text:span></text:p>
      <text:p text:style-name="P22"><text:span text:style-name="T8"/></text:p>
      <text:p text:style-name="P23"><text:span text:style-name="T9">Gymnastics </text:span><text:span text:style-name="T8">is the ability to stretch, leap, bend, and perform other agility-based tasks.</text:span></text:p>
      <text:p text:style-name="P23"><text:span text:style-name="T8"/></text:p>
      <text:p text:style-name="P23"><text:span text:style-name="T9">Manipulate</text:span><text:span text:style-name="T8"> is the ability to perform precise movements with one’s hands, palm objects, tie knots, and perform other dexterity-related tasks.</text:span></text:p>
      <text:p text:style-name="P23"><text:span text:style-name="T8"/></text:p>
      <text:p text:style-name="P23"><text:span text:style-name="T9">Dodge</text:span><text:span text:style-name="T8"> is the ability to quickly react and get out of the way of incoming objects, attacks, or projectiles.</text:span></text:p>
      <text:p text:style-name="P23"><text:span text:style-name="T8"/></text:p>
      <text:p text:style-name="P23"><text:span text:style-name="T6">Charisma-based Skills:</text:span></text:p>
      <text:p text:style-name="P23"><text:span text:style-name="T6"/></text:p>
      <text:p text:style-name="P33"><text:span text:style-name="T6">Communicate</text:span><text:span text:style-name="T7"> is the ability to convey a message to someone else, especially who doesn’t understand, create and convey hidden meanings in words, and talk to those who don’t want to listen.</text:span></text:p>
      <text:p text:style-name="P33"><text:span text:style-name="T7"/></text:p>
      <text:p text:style-name="P33"><text:soft-page-break/><text:span text:style-name="T6">Bluff</text:span><text:span text:style-name="T7"> is the ability to speak quickly and convince others to do things in the spur of the moment, and to distract others and get their minds off of whatever you don’t want them thinking about.</text:span></text:p>
      <text:p text:style-name="P33"><text:span text:style-name="T7"/></text:p>
      <text:p text:style-name="P33"><text:span text:style-name="T6">Persuade</text:span><text:span text:style-name="T7"> is the ability to convince others that what you’re saying is true, whether or not it actually is.</text:span></text:p>
      <text:p text:style-name="P33"><text:span text:style-name="T7"/></text:p>
      <text:p text:style-name="P34"><text:span text:style-name="T6">Influence</text:span><text:span text:style-name="T7"> is the ability to subtly alter others opinions, without the direct communication required to Persuade, Communicate, or Bluff.</text:span></text:p>
      <text:p text:style-name="P34"><text:span text:style-name="T7"/></text:p>
      <text:p text:style-name="P45"><text:span text:style-name="T6">Mind-based Skills:</text:span></text:p>
      <text:p text:style-name="P45"><text:span text:style-name="T7"/></text:p>
      <text:p text:style-name="P42"><text:span text:style-name="T6">Concentrate</text:span><text:span text:style-name="T7"> is the ability to focus on a task and to keep going despite pain, distraction, or other external factors.</text:span></text:p>
      <text:p text:style-name="P42"><text:span text:style-name="T7"/></text:p>
      <text:p text:style-name="P42"><text:span text:style-name="T6">Observe</text:span><text:span text:style-name="T7"> is the ability to notice details in the environment or in people, and the ability to study things to learn about them.</text:span></text:p>
      <text:p text:style-name="P42"><text:span text:style-name="T7"/></text:p>
      <text:p text:style-name="P42"><text:span text:style-name="T6">Survive</text:span><text:span text:style-name="T7"> is the ability to use the environment and nearby resources to stay alive and get out of difficult situations.</text:span></text:p>
      <text:p text:style-name="P42"><text:span text:style-name="T7"/></text:p>
      <text:p text:style-name="P42"><text:span text:style-name="T6">Craft </text:span><text:span text:style-name="T7">is the ability work with wood, metal, or other materials to make or improvise objects using limited resources.</text:span></text:p>
      <text:p text:style-name="P67"><text:span text:style-name="T18">4) Profession and Profession Skills</text:span></text:p>
      <text:p text:style-name="P42"><text:span text:style-name="T18"/></text:p>
      <text:p text:style-name="P43"><text:span text:style-name="T7">Characters may have a Profession. <text:s/>A Profession represents a character’s background and life prior to, and possibly during, the campaign. <text:s/>A Profession may be something the character chose to do, or maybe they were forced into it. <text:s/>Maybe they’ve done it for years, or maybe they only just picked it up. <text:s/>However they came about it, their Profession taught them special skills that they can make use of later in life.</text:span></text:p>
      <text:p text:style-name="P43"><text:span text:style-name="T7"/></text:p>
      <text:p text:style-name="P43"><text:span text:style-name="T7">Each Profession in PIRATE grants a character the ability to learn a specific Profession Skill that is not available to characters of other professions. <text:s/>Some Profession Skills are necessary to survive at sea, while others grant bonuses to the crew, and further some are useful in roleplaying encounters.</text:span></text:p>
      <text:p text:style-name="P43"><text:span text:style-name="T7"/></text:p>
      <text:p text:style-name="P44"><text:span text:style-name="T6">A </text:span><text:span text:style-name="T10">blacksmith</text:span><text:span text:style-name="T6"> is somebody who forges metals and shapes them into tools, weapons, armor, horseshoes, silverware, or other items. <text:s/>A blacksmith generally requires a forge and an anvil, or some substitution, to practice their craft. <text:s/>Blacksmiths include </text:span><text:span text:style-name="T10">bladesmiths</text:span><text:span text:style-name="T6">, </text:span><text:span text:style-name="T10">armorsmiths</text:span><text:span text:style-name="T6">, </text:span><text:span text:style-name="T10">ferriers</text:span><text:span text:style-name="T6">, </text:span><text:span text:style-name="T10">silversmiths</text:span><text:span text:style-name="T6">, and anyone else who forges metal. All types of blacksmiths share the skill </text:span><text:span text:style-name="T10">Smithing.</text:span></text:p>
      <text:p text:style-name="P44"><text:span text:style-name="T10"/></text:p>
      <text:p text:style-name="P47"><text:span text:style-name="T20">A </text:span><text:span text:style-name="T23">tinkerer</text:span><text:span text:style-name="T20"> is somebody who works </text:span><text:span text:style-name="T21">with cold metal and repairs metal items</text:span><text:span text:style-name="T20">, especially those made of tin. Tinkerers do not forge metals, but work with tools and solder in their craft. <text:s/>Tinkerers </text:span><text:span text:style-name="T21">use the skill </text:span><text:span text:style-name="T24">Tinkering.</text:span></text:p>
      <text:p text:style-name="P47"><text:span text:style-name="T21"/></text:p>
      <text:p text:style-name="P48"><text:span text:style-name="T21">A </text:span><text:span text:style-name="T22">gunsmith</text:span><text:span text:style-name="T19"> is somebody who makes and repairs guns and firearms. Gunsmiths are experts in their field, and use the skill </text:span><text:span text:style-name="T22">Gunsmithing.</text:span></text:p>
      <text:p text:style-name="P48"><text:span text:style-name="T19"/></text:p>
      <text:p text:style-name="P48"><text:span text:style-name="T19">A </text:span><text:span text:style-name="T22">carpenter</text:span><text:span text:style-name="T19"> is somebody who works with wood, carving and building. Carpenters work in constructing buildings on land, and a carpenter who specializes in building and repairing ships is called a </text:span><text:span text:style-name="T22">shipwright</text:span><text:span text:style-name="T19">. Carpenters and shipwrights both use the skill </text:span><text:span text:style-name="T22">Carpentry.</text:span></text:p>
      <text:p text:style-name="P48"><text:span text:style-name="T19"/></text:p>
      <text:p text:style-name="P48"><text:span text:style-name="T19">A </text:span><text:span text:style-name="T22">navigator</text:span><text:span text:style-name="T19"> is a sailor specially trained in reading maps, currents, wind patterns, and the sky to keep ships on the right path and avoid being lost at sea. Navigators use the skill </text:span><text:span text:style-name="T22">Navigation.</text:span></text:p>
      <text:p text:style-name="P48"><text:span text:style-name="T19"/></text:p>
      <text:p text:style-name="P48"><text:span text:style-name="T19">A </text:span><text:span text:style-name="T22">soldier</text:span><text:span text:style-name="T19"> is somebody who has been trained by a large and organized military. Soldiers are trained in common weapons and fighting techniques, as well as teamwork and order. <text:s/>This grants them the skill </text:span><text:span text:style-name="T22">Discipline</text:span><text:span text:style-name="T19">, which can be used </text:span><text:soft-page-break/><text:span text:style-name="T19">in place of Concentrate to resist the effects of fatigue and damage can be used to moralize and rally others to aid.</text:span></text:p>
      <text:p text:style-name="P48"><text:span text:style-name="T19"/></text:p>
      <text:p text:style-name="P49"><text:span text:style-name="T26">A </text:span><text:span text:style-name="T22">butcher</text:span><text:span text:style-name="T26"> is a meat-cutter. Butchers have vast knowledge of the anatomies of many animals, and are experts and carving them to maximize the amount of edible meat and minimize waste. This is accomplished using the </text:span><text:span text:style-name="T22">Butchery</text:span><text:span text:style-name="T26"> skill.</text:span></text:p>
      <text:p text:style-name="P49"><text:span text:style-name="T26"/></text:p>
      <text:p text:style-name="P49"><text:span text:style-name="T26">A </text:span><text:span text:style-name="T22">physician</text:span><text:span text:style-name="T26"> is somebody who has been trained in general medicine. <text:s/>Physicians use their knowledge of physiology and anatomy to help the sick and injured. <text:s/></text:span><text:span text:style-name="T22">Surgeons</text:span><text:span text:style-name="T26"> are physicians who specialize in performing surgeries to cure internal ailments. <text:s/>Both use the </text:span><text:span text:style-name="T22">Medicine</text:span><text:span text:style-name="T26"> skill.</text:span></text:p>
      <text:p text:style-name="P49"><text:span text:style-name="T26"/></text:p>
      <text:p text:style-name="P49"><text:span text:style-name="T26">A </text:span><text:span text:style-name="T22">librarian</text:span><text:span text:style-name="T26"> is an expert and digging through books and papers to find information, and a specialist at research. They expand their knowledge through use of the </text:span><text:span text:style-name="T22">Research</text:span><text:span text:style-name="T26"> skill.</text:span></text:p>
      <text:p text:style-name="P49"><text:span text:style-name="T26"/></text:p>
      <text:p text:style-name="P49"><text:span text:style-name="T26">A </text:span><text:span text:style-name="T22">hunter</text:span><text:span text:style-name="T26"> is somebody who spends much of their time in the wilderness, tracking game for food, furs, and other resources. They are skilled survivalists, and their profession requires them to use the </text:span><text:span text:style-name="T22">Track</text:span><text:span text:style-name="T26"> skill.</text:span></text:p>
      <text:p text:style-name="P49"><text:span text:style-name="T26"/></text:p>
      <text:p text:style-name="P49"><text:span text:style-name="T26">A </text:span><text:span text:style-name="T22">musician</text:span><text:span text:style-name="T26"> plays a musical instrument, such as a piano, flute, or fiddle. Musicians are excellent listeners and performers, and play their instruments using the </text:span><text:span text:style-name="T22">Music</text:span><text:span text:style-name="T26"> skill.</text:span></text:p>
      <text:p text:style-name="P49"><text:span text:style-name="T26"/></text:p>
      <text:p text:style-name="P49"><text:span text:style-name="T26">A </text:span><text:span text:style-name="T22">singer</text:span><text:span text:style-name="T26"> is a musician who uses their voice as an instrument. <text:s/>Singers use the </text:span><text:span text:style-name="T22">Singing</text:span><text:span text:style-name="T26"> skill in their acts.</text:span></text:p>
      <text:p text:style-name="P49"><text:span text:style-name="T26"/></text:p>
      <text:p text:style-name="P49"><text:span text:style-name="T26">An </text:span><text:span text:style-name="T22">actor</text:span><text:span text:style-name="T26"> is somebody who is trained in putting on stage performances. <text:s/>Actors are skilled at imitating others for the purposes of roles in plays, but their skill </text:span><text:span text:style-name="T22">Performance</text:span><text:span text:style-name="T26"> can be put to many more uses in the real world.</text:span></text:p>
      <text:p text:style-name="P49"><text:span text:style-name="T26"/></text:p>
      <text:p text:style-name="P49"><text:span text:style-name="T26">A </text:span><text:span text:style-name="T22">chef</text:span><text:span text:style-name="T26"> is trained at cooking, taking advantage of available food items to make the most food they can with as little material and is necessary. <text:s/>The quantity and quality of their work is determined by the </text:span><text:span text:style-name="T22">Cooking</text:span><text:span text:style-name="T26"> skill.</text:span></text:p>
      <text:p text:style-name="P49"><text:span text:style-name="T26"/></text:p>
      <text:p text:style-name="P49"><text:span text:style-name="T26">A </text:span><text:span text:style-name="T22">detective</text:span><text:span text:style-name="T26"> is somebody who works putting together puzzles and answering questions, usually in solving crimes. <text:s/>They do this job using the </text:span><text:span text:style-name="T22">Deduction</text:span><text:span text:style-name="T26"> skill.</text:span></text:p>
      <text:p text:style-name="P49"><text:span text:style-name="T26"/></text:p>
      <text:p text:style-name="P49"><text:span text:style-name="T26">An </text:span><text:span text:style-name="T22">fletcher</text:span><text:span text:style-name="T26"> </text:span><text:span text:style-name="T27">is somebody who crafts arrows and crossbow bolts. <text:s/>Fletchers can apply their skill to make and repair bows and crossbows as well, using the skill </text:span><text:span text:style-name="T25">Fletching.</text:span></text:p>
      <text:p text:style-name="P50"><text:soft-page-break/><text:span text:style-name="T27">A </text:span><text:span text:style-name="T22">noble</text:span><text:span text:style-name="T26"> is somebody who was raised in high society and understands proper procedure in dealing the the wealthy and pretentious. <text:s/>This gives them the skill </text:span><text:span text:style-name="T22">Ettiquette.</text:span></text:p>
      <text:p text:style-name="P50"><text:span text:style-name="T22"/></text:p>
      <text:p text:style-name="P50"><text:span text:style-name="T26">A </text:span><text:span text:style-name="T22">sculptor</text:span><text:span text:style-name="T26"> makes plain blocks or clay, stone, or wood into artistic shapes. Clay sculptors use their hands and rely on the </text:span><text:span text:style-name="T22">Sculpting</text:span><text:span text:style-name="T26"> skill, while woodcarvers and stonecarvers require tools and use the skill </text:span><text:span text:style-name="T22">Carving.</text:span></text:p>
      <text:p text:style-name="P50"><text:span text:style-name="T19"/></text:p>
      <text:p text:style-name="P50"><text:span text:style-name="T26">A </text:span><text:span text:style-name="T22">painter</text:span><text:span text:style-name="T28"> </text:span><text:span text:style-name="T26">uses dyes to place specific arrangements of colors on formerly blank papers or canvas to create the image of something. This is accomplished with the </text:span><text:span text:style-name="T22">Painting</text:span><text:span text:style-name="T26"> skill.</text:span></text:p>
      <text:p text:style-name="P50"><text:span text:style-name="T26"/></text:p>
      <text:p text:style-name="P50"><text:span text:style-name="T26">A </text:span><text:span text:style-name="T22">calligrapher </text:span><text:span text:style-name="T26">is an expert in handwriting, able to make letters so precise they look to have been typeset. Their skill allows them to imitate another’s handwriting, should they choose to do so. <text:s/>Their craft is performed with the skill </text:span><text:span text:style-name="T22">Calligraphy</text:span><text:span text:style-name="T26">.</text:span></text:p>
      <text:p text:style-name="P50"><text:span text:style-name="T26"/></text:p>
      <text:p text:style-name="P50"><text:span text:style-name="T26">A </text:span><text:span text:style-name="T22">cartographer</text:span><text:span text:style-name="T26"> records their path and environment to draw maps. The quality and legibility of their maps is determined with the </text:span><text:span text:style-name="T22">Mapmaking</text:span><text:span text:style-name="T26"> skill.</text:span></text:p>
      <text:p text:style-name="P50"><text:span text:style-name="T26"/></text:p>
      <text:p text:style-name="P50"><text:span text:style-name="T26">A </text:span><text:span text:style-name="T22">thief</text:span><text:span text:style-name="T26"> makes a living stealing, usually living on the run. <text:s/>They rely on their ability to grab things without being noticed, even from others’ pockets, using the </text:span><text:span text:style-name="T22">Pickpocket</text:span><text:span text:style-name="T26"> skill.</text:span></text:p>
      <text:p text:style-name="P50"><text:span text:style-name="T26"/></text:p>
      <text:p text:style-name="P51"><text:span text:style-name="T26">A </text:span><text:span text:style-name="T22">courtesan</text:span><text:span text:style-name="T26"> is hired to make the evening pleasant for a client. <text:s/>This line of work gives them access to the </text:span><text:span text:style-name="T22">Seduction</text:span><text:span text:style-name="T26"> skill.</text:span></text:p>
      <text:p text:style-name="P51"><text:span text:style-name="T26"/></text:p>
      <text:p text:style-name="P51"><text:span text:style-name="T26">A </text:span><text:span text:style-name="T22">banker</text:span><text:span text:style-name="T26"> keeps count of others’ money, and lends money out with the expectation of receiving it back with interest. <text:s/>They keep track of their funds using the skill </text:span><text:span text:style-name="T22">Accounting.</text:span></text:p>
      <text:p text:style-name="P51"><text:span text:style-name="T19"/></text:p>
      <text:p text:style-name="P51"><text:span text:style-name="T26">A </text:span><text:span text:style-name="T22">sailor</text:span><text:span text:style-name="T26"> is somebody who spends life at sea. <text:s/>Sailors know the ins and outs of how a ship works from the rigging to the helm. <text:s/>They test their abilities with the skill </text:span><text:span text:style-name="T22">Sailing</text:span><text:span text:style-name="T26">.</text:span></text:p>
      <text:p text:style-name="P15"><text:span text:style-name="T4"/></text:p>
      <text:p text:style-name="P16"><text:span text:style-name="T4">An </text:span>assassin<text:span text:style-name="T4"> is an expert trained in lulling people to sleep, in a permanent and occasionally bloody sense. While some assassins get all their work done with weapons, many make use of the </text:span>Poisoning<text:span text:style-name="T4"> skill.</text:span></text:p>
      <text:p text:style-name="P16"><text:span text:style-name="T4"/></text:p>
      <text:p text:style-name="P21"><text:soft-page-break/><text:span text:style-name="T4">A </text:span>farmer<text:span text:style-name="T4"> is somebody who works the fields and raises animals. <text:s/>They know how to grow and harvest plants and they know about animal husbandry, granting them the </text:span>Farming<text:span text:style-name="T4"> skill.</text:span></text:p>
      <text:p text:style-name="P21"><text:span text:style-name="T4"/></text:p>
      <text:p text:style-name="P21"><text:span text:style-name="T4">A </text:span>fisherman<text:span text:style-name="T4"> is an expert at catching fish. <text:s/>They know how to find the optimal location and water and weather conditions to catch the best and most fish. The use the </text:span>Fishing<text:span text:style-name="T4"> skill.</text:span></text:p>
      <text:p text:style-name="P63"><text:span text:style-name="T4">5) Combat Skills</text:span></text:p>
      <text:p text:style-name="P5"><text:span text:style-name="T4"/></text:p>
      <text:p text:style-name="P17"><text:span text:style-name="T4">Combat requires its own special set of skills. <text:s/>Combat skills are used in conjunction with Attack and Defense attributes and Luck rolls to determine winners and losers. <text:s/>Non-combat skills are occasionally needed during combat, and Attacks or Defenses are occasionally used outside of combat.</text:span></text:p>
      <text:p text:style-name="P17"><text:span text:style-name="T4"/></text:p>
      <text:p text:style-name="P17"><text:span text:style-name="T4">Combat skills are used for both attack and defense. <text:s/>If you are wielding a Long Bladed weapon and attacking the wielder of a Short Bladed weapon, you will use your skill in Long Blades for your Attack while your opponent uses their skill in Short Blades for their Defense. <text:s/>If the next turn comes around and your opponent attacks you with their Short Blade, they use the skill for Attack while you parry with your Long Blades skill to defend.</text:span></text:p>
      <text:p text:style-name="P17"><text:span text:style-name="T4"/></text:p>
      <text:p text:style-name="P20"><text:span text:style-name="T4">The attribute connected to a weapon skill, like other skills, represents the limit of points that can be put into the skill, and does not relate to the combat attribute involved in rolling.</text:span></text:p>
      <text:p text:style-name="P17"><text:span text:style-name="T4"/></text:p>
      <text:p text:style-name="P24">Strength-based Combat Skills</text:p>
      <text:p text:style-name="P18"><text:span text:style-name="T4"/></text:p>
      <text:p text:style-name="P19">Blunt<text:span text:style-name="T4"> is the ability to fight with simple non-edged weapons like clubs, staves, or sticks. Many of these weapons can be used to parry as well as attack.</text:span></text:p>
      <text:p text:style-name="P19"><text:span text:style-name="T4"/></text:p>
      <text:p text:style-name="P19">Polearms<text:span text:style-name="T4"> is the ability to fight with lengthened weapons like spears, pikes, halberds, and glaives.</text:span></text:p>
      <text:p text:style-name="P19"><text:span text:style-name="T4"/></text:p>
      <text:p text:style-name="P19">Heavy<text:span text:style-name="T4"> is the ability to fight with large weapons like cannons or blunderbuss.</text:span></text:p>
      <text:p text:style-name="P19"><text:span text:style-name="T4"/></text:p>
      <text:p text:style-name="P19">Improvised<text:span text:style-name="T4"> is the ability to pick up a random object and use it as a weapon.</text:span></text:p>
      <text:p text:style-name="P19"><text:span text:style-name="T4"/></text:p>
      <text:p text:style-name="P24">Agility-based Combat Skills</text:p>
      <text:p text:style-name="P24"><text:span text:style-name="T12"/></text:p>
      <text:p text:style-name="P24"><text:span text:style-name="T11">Unarmed</text:span><text:span text:style-name="T12"> is your ability to fight with your own hands and feet, up close and personal. <text:s/>It can be used to attack and parry, though parrying unarmed against a bladed weapon is not necessarily advisable. <text:s/>It can also be applied to combat with brass knuckles and similar weapons.</text:span></text:p>
      <text:p text:style-name="P24"><text:span text:style-name="T12"/></text:p>
      <text:p text:style-name="P24"><text:span text:style-name="T11">Short Blades</text:span><text:span text:style-name="T12"> is the ability to fight with small edged weapons like knives and daggers.</text:span></text:p>
      <text:p text:style-name="P24"><text:span text:style-name="T12"/></text:p>
      <text:p text:style-name="P24"><text:soft-page-break/><text:span text:style-name="T11">Long Blades</text:span><text:span text:style-name="T12"> is the ability to fight with large edged weapons like swords, including cutlasses and other shortswords.</text:span></text:p>
      <text:p text:style-name="P24"><text:span text:style-name="T12"/></text:p>
      <text:p text:style-name="P24"><text:span text:style-name="T11">Fencing</text:span><text:span text:style-name="T12"> is the ability to fight with specialized piercing weapons, such as rapiers or epee.</text:span></text:p>
      <text:p text:style-name="P24"><text:span text:style-name="T12"/></text:p>
      <text:p text:style-name="P24"><text:span text:style-name="T11">Exotic</text:span><text:span text:style-name="T12"> is the ability to use unusual weapons like nunchaku, whips, or war fans.</text:span></text:p>
      <text:p text:style-name="P24"><text:span text:style-name="T12"/></text:p>
      <text:p text:style-name="P24"><text:span text:style-name="T11">Thrown</text:span><text:span text:style-name="T12"> is the ability to use ranged throwing weapons like throwing knives.</text:span></text:p>
      <text:p text:style-name="P24"><text:span text:style-name="T12"/></text:p>
      <text:p text:style-name="P24"><text:span text:style-name="T11">Firearms</text:span><text:span text:style-name="T12"> is the ability to use ordinary guns, such as muskets, rifles, or pistols.</text:span></text:p>
      <text:p text:style-name="P24"><text:span text:style-name="T12"/></text:p>
      <text:p text:style-name="P24"><text:span text:style-name="T11">Archery</text:span><text:span text:style-name="T12"> is the ability to use bows and crossbows.</text:span></text:p>
      <text:p text:style-name="P64"><text:span text:style-name="T12">6) Combat Timing</text:span></text:p>
      <text:p text:style-name="P6"><text:span text:style-name="T12"/></text:p>
      <text:p text:style-name="P25"><text:span text:style-name="T12">During combat, characters (both Player and Non-Player) are ordered by their Agility attribute scores. <text:s/>If any characters have the same Agility, the each make a pure Luck roll and are ordered by that.</text:span></text:p>
      <text:p text:style-name="P25"><text:span text:style-name="T12"/></text:p>
      <text:p text:style-name="P25"><text:span text:style-name="T12">Character then proceed to take </text:span><text:span text:style-name="T11">turns</text:span><text:span text:style-name="T12"> in the order they have been arranged. When everybody involved in combat has had a turn, a </text:span><text:span text:style-name="T11">round</text:span><text:span text:style-name="T12"> has elapsed.</text:span></text:p>
      <text:p text:style-name="P25"><text:span text:style-name="T12"/></text:p>
      <text:p text:style-name="P25"><text:span text:style-name="T12">A round lasts 4 seconds of in-game time. <text:s/>That means that a character has 4 seconds worth of actions to perform on their turn. <text:s/>Actions during a turn are broken into </text:span><text:span text:style-name="T11">Major Actions</text:span><text:span text:style-name="T12"> and </text:span><text:span text:style-name="T11">Minor Actions</text:span><text:span text:style-name="T12">. <text:s/>There are also </text:span><text:span text:style-name="T11">Reactions</text:span><text:span text:style-name="T12">, which are performed during a round but not on the performer’s turn.</text:span></text:p>
      <text:p text:style-name="P25"><text:span text:style-name="T12"/></text:p>
      <text:p text:style-name="P25"><text:span text:style-name="T12">Major Actions take significant time or concentration to perform while in combat. Major actions cannot be performed simultaneously. </text:span><text:span text:style-name="T13">Major Actions include activities like attacking someone, firing a weapon, moving a significant distance, initiating a magic spell, or picking up something from the floor. Two, </text:span><text:span text:style-name="T14">and no more than 2,</text:span><text:span text:style-name="T13"> Major Actions can be performed in a round.</text:span></text:p>
      <text:p text:style-name="P25"><text:span text:style-name="T13"/></text:p>
      <text:p text:style-name="P26"><text:span text:style-name="T12">Minor Actions take little time or concentration and some can be done simultaneously. They include picking something up from a raised surface, talking, or moving a small distance. Two Minor Actions can be performed in a round, in addition to the Major Actions. <text:s/>A Major Action can be exchanged for 2 Minor Actions.</text:span></text:p>
      <text:p text:style-name="P26"><text:span text:style-name="T12"/></text:p>
      <text:p text:style-name="P26"><text:span text:style-name="T12">Reactions are attempts at defense by a character under attack. They are performed on the attacker’s turn. <text:s/>Each additional Reaction taken in a round beyond 1 cumulatively subtracts 1 from any combat actions for the rest of the round.</text:span></text:p>
      <text:p text:style-name="P26"><text:span text:style-name="T12"/></text:p>
      <text:p text:style-name="P26"><text:span text:style-name="T12">Certain activities, such as loading a firearm, take several Major Actions to complete, and can often not be completed in a single turn.</text:span></text:p>
      <text:p text:style-name="P26"><text:span text:style-name="T12"/></text:p>
      <text:p text:style-name="P26"><text:span text:style-name="T12">A Major Action can be </text:span><text:span text:style-name="T11">held</text:span><text:span text:style-name="T12">. <text:s/>This means that, instead of taking the action on their turn, a character can forgo this action and use it later on in the Round, at their discretion. <text:s/>Only 1 Major Action can be held per round. <text:s/>If unused, the actions disappear at the end of a round. <text:s/>Holding an action costs 1 Minor Action.</text:span></text:p>
      <text:p text:style-name="P26"><text:span text:style-name="T12"/></text:p>
      <text:p text:style-name="P27"><text:soft-page-break/><text:span text:style-name="T12">On a Turn, a character can move up to 8 meters (or 24 feet). <text:s/>On a single Major Action, they can move up to 4m (12 ft). <text:s/>On a Minor Action, they can move 2m (6ft). On a Reaction, as part of a successful Dodge, they move 1m (3ft). Movements apply to a human; other creatures’ movement per round is given as “Speed”. <text:s/>Movement can be made up to, but not exceeding, the numbers given in the timeframes given.</text:span></text:p>
      <text:p text:style-name="P65"><text:span text:style-name="T12">7) Combat</text:span></text:p>
      <text:p text:style-name="P7"><text:span text:style-name="T12"/></text:p>
      <text:p text:style-name="P28"><text:span text:style-name="T12">On your turn, you have up to 2 Major Actions and 2 Minor Actions. To make an attack with any weapon, whether a sword, knife, shuriken, bow, or gun, you must use 1 Major Action. <text:s/>Major Actions can also be used to move or perform other actions that require time or concentration.</text:span></text:p>
      <text:p text:style-name="P28"><text:span text:style-name="T12"/></text:p>
      <text:p text:style-name="P28"><text:span text:style-name="T12">To make a Physical Attack, roll your Luck Die and add the relevant combat skill and your Strength attribute. <text:s/>Strength represents your ability to lift and guide your weapon with force in melee, or to aim and guide your weapon and resist recoil at a range. <text:s/>All Physical Attacks use Strength.</text:span></text:p>
      <text:p text:style-name="P28"><text:span text:style-name="T12"/></text:p>
      <text:p text:style-name="P28"><text:span text:style-name="T12">Your opponent will, as a Reaction, roll their Luck Die and add their relevant combat skill and their Agility attribute. <text:s/>The total of this Defense Roll is the threshold your Attack Roll must meet or exceed to succeed. <text:s/>If your attack roll is successful, you deal a Wound to your opponent.</text:span></text:p>
      <text:p text:style-name="P28"><text:span text:style-name="T12"/></text:p>
      <text:p text:style-name="P28"><text:span text:style-name="T12">If you are being attacked, your Reaction is used to roll a Defense roll. Your </text:span><text:span text:style-name="T15">Defense Roll is based on a Luck roll, along with your Agility attribute and relevant skill. To parry an attack, roll with the combat skill of the weapon you are using (if you are holding a crossbow or firearm, use Improvised to parry). To Dodge an attack, use your Dodge skill. Your Defense roll must be greater than your opponent’s Attack roll. <text:s/>If you successfully parry, you avoid wounds and remain in the same place. If you successfully Dodge, you avoid wounds and move 1m away from your opponent in any direction. You or your opponent must spend a Minor Action to re-engage on their next turn.</text:span></text:p>
      <text:p text:style-name="P28"><text:span text:style-name="T15"/></text:p>
      <text:p text:style-name="P29"><text:span text:style-name="T15">I</text:span><text:span text:style-name="T12">n some circumstances, Mental Attacks using Charisma occur, opposed by Mental Defenses using Mind. <text:s/>The skill needed for these is described with the specific attack.</text:span></text:p>
      <text:p text:style-name="P29"><text:span text:style-name="T12"/></text:p>
      <text:p text:style-name="P29"><text:span text:style-name="T12">The most common Mental Attack is Intimidation. <text:s/>This, like all attacks, requires a Major Action. <text:s/>The Intimidate skill is added to a Luck roll, along with Charisma. <text:s/>The defense against an Intimidation is based on Endure.</text:span></text:p>
      <text:p text:style-name="P66"><text:span text:style-name="T12">8) Wounds and Hit Points</text:span></text:p>
      <text:p text:style-name="P8"><text:span text:style-name="T12"/></text:p>
      <text:p text:style-name="P30"><text:span text:style-name="T12">Every character has Hit Points. <text:s/>These represent how much longer the character can keep fighting or functioning. </text:span><text:span text:style-name="T16">Hit points can be drained by taking Wounds, as well as certain magical effects and special attacks.</text:span></text:p>
      <text:p text:style-name="P30"><text:span text:style-name="T16"/></text:p>
      <text:p text:style-name="P31"><text:span text:style-name="T12">Wounds represent physical damage to a character. <text:s/>In most circumstances, a Wound comes with a certain amount of hit point drain. </text:span><text:span text:style-name="T17">Keep track of how many Hit points each Wound dealt, as well as subtracting them from the Hit point total.</text:span></text:p>
      <text:p text:style-name="P31"><text:span text:style-name="T17"/></text:p>
      <text:p text:style-name="P32"><text:span text:style-name="T12">A character starts with Hit points equal to their Strength attribute plus their Mind attribute. <text:s/>Maximum Hit points increase with level.</text:span></text:p>
      <text:p text:style-name="P32"><text:span text:style-name="T12"/></text:p>
      <text:p text:style-name="P52"><text:span text:style-name="T30">Hit points </text:span><text:span text:style-name="T31">are lost through Wounds and other forms of damage, and are regained through rest. A character who rests for 6 hours regains rolls their Luck die and regains that many hit points upon awakening. Every additional hour of rest past 6 heals an additional Luck roll. However, untreated Wounds prevent a character from completely healing.</text:span></text:p>
      <text:p text:style-name="P52"><text:span text:style-name="T31"/></text:p>
      <text:p text:style-name="P54"><text:span text:style-name="T31">No more than half of the Hit points from a Wound can be healed until the Wound is treated or heals naturally. <text:s/>Treating a Wound requires a Medicine roll with a threshold equal to the number of Hit points lost because of the Wound. Once a Wound is treated, the hit points can heal after rest like normal. If no character with the Medicine skill is available, Survival can be substituted but the threshold is 1.5 times the damage caused by the Wound.</text:span></text:p>
      <text:p text:style-name="P53"><text:span text:style-name="T29"/></text:p>
      <text:p text:style-name="P53"><text:span text:style-name="T29">Many wounds can heal naturally over time as well. <text:s/>The amount of time healing takes depends on the Wound, and is therefore at GM discretion.</text:span></text:p>
      <text:p text:style-name="P53"><text:span text:style-name="T29"/></text:p>
      <text:p text:style-name="P55"><text:span text:style-name="T29">For example, Captain Morgan was in a ferocious battle and took 4 Wounds. One dealt 8 damage, one dealt 4, one dealt 10, and one dealt 3. <text:s/>The 25 damage is subtracted from his 30 total Hit points. Captain Morgan is a lucky man, and his Luck die is currently a d10. <text:s/>He sleeps for 9 hours, and rolls 3d10 to heal. He rolls a total of 20, but, since his wounds are untreated, he cannot heal more than 12 Hit Points. <text:s/>His new total of 17 Hit points will remain the same until he visits Doctor Jones, who rolls to treat the captain’s wounds. <text:s/>Dr. Jones rolls a 9, a 6, a 7, and an 8, healing three of the four wounds. <text:s/>Another night of rest lets Captain Morgan heal another 15 Hit points, but he cannot heal those last 5 points until Dr. Jones tries again to treat the wound.</text:span></text:p>
      <text:p text:style-name="P55"><text:span text:style-name="T29"/></text:p>
      <text:p text:style-name="P56"><text:soft-page-break/><text:span text:style-name="T29">Upon having their Hit points lowered to 0, a character falls unconscious. <text:s/>An unconscious character can take no actions, is unaware of their surroundings, and can’t even stand. On their turn, a character can expend a Luck die to return to consciousness. <text:s/>Otherwise, they must wait until they must be treated with battlefield medicine or wait until they can rest or be treated properly to wake up. A character whose Hit points drop below 0 cannot be awakened without treatment. <text:s/>A character whose Hit points drop below their negative Endure skill dies.</text:span></text:p>
      <text:p text:style-name="P56"><text:span text:style-name="T29"/></text:p>
      <text:p text:style-name="P57"><text:span text:style-name="T32">A dead character can no longer do anything, on account of being dead. A dead character ceases to be playable. <text:s/>A dead character cannot be truly brought back to life. <text:s/>A character who should die can instead expend all of their Luck dice and permanently lower their base Luck die by 2 to survive with a Major Wound. If this would lower their base Luck below 0, the character is too unlucky and dies anyway. <text:s/>Such a character is considered Mostly Dead until such a point they can receive treatment. Starting from the first successful treatment check to heal a Wound they have taken, the character must rest for 1 day per Hit point below their death threshold at its lowest. Until they receive treatment, the mostly dead character is in a coma and remains unconscious.</text:span></text:p>
      <text:p text:style-name="P56"><text:span text:style-name="T29"/></text:p>
      <text:p text:style-name="P56"><text:span text:style-name="T29">A Major Wound is an injury that permanently affects a character, such as losing a hand, leg, or eye, or suffering major organ damage. <text:s/>The nature of the injury and its gameplay effect is at the discretion of the GM. <text:s/>Additionally, the </text:span><text:span text:style-name="T33">character permanently loses Hit points equal to the damage of the blow that put them below the death threshold.</text:span></text:p>
      <text:p text:style-name="P56"><text:span text:style-name="T33"/></text:p>
      <text:p text:style-name="P58"><text:span text:style-name="T33">B</text:span><text:span text:style-name="T29">attlefield medicine can be performed using the Medicine skill or the Survival skill. <text:s/>A character with one of these skills can spend an entire turn attempting to treat another character’s injuries. <text:s/>The threshold to apply battlefield medicine using the Medicine skill is equal to half the damage dealt by the wound being treated, and the threshold for the Survival skill equals the damage dealt. Battlefield medicine heals half the Hit points dealt by the Wound immediately, but the Wound must be treated properly later to finish healing. </text:span><text:span text:style-name="T34">A healer conducting battlefield medicine cannot use any Reactions in the round they are doing it, while the patient can use only Minor Actions and Reactions. </text:span><text:span text:style-name="T35">Neither can move from their location.</text:span></text:p>
      <text:p text:style-name="P58"><text:span text:style-name="T29"/></text:p>
      <text:p text:style-name="P68"><text:span text:style-name="T41">9) Plans for the Future</text:span></text:p>
      <text:p text:style-name="P59"><text:span text:style-name="T41"/></text:p>
      <text:p text:style-name="P40"><text:span text:style-name="T40">F</text:span><text:span text:style-name="T36">eats and Character Levels</text:span></text:p>
      <text:p text:style-name="P46"><text:span text:style-name="T37"/></text:p>
      <text:p text:style-name="P35"><text:span text:style-name="T37">Each character has a Level. Gaining a level adds maximum Hit points, and allows a character to learn new Feats. <text:s/>Feats are special abilities that characters can learn to accomplish extraordinary tasks, enhance their skills and attributes, or learn magic.</text:span></text:p>
      <text:p text:style-name="P35"><text:span text:style-name="T37"/></text:p>
      <text:p text:style-name="P36"><text:span text:style-name="T36">Ship Survival</text:span></text:p>
      <text:p text:style-name="P36"><text:span text:style-name="T36"/></text:p>
      <text:p text:style-name="P41"><text:span text:style-name="T36">Character will spend most of their time on ships, so it is important to make ships interesting. <text:s/>The plan to accomplish this is by applying Profession skills to repair and maintain the ship. <text:s/>Successes on the use of these skills allow the crew to conserve food for longer or catch more food, repair damage to the ship and strengthen the hull, repair and sharpen their weapons to deal more damage, and similar activities. <text:s/>Every character’s profession should either be able to contribute during ship down-time or have application during combat or <text:s/>roleplaying scenes.</text:span></text:p>
      <text:p text:style-name="P41"><text:span text:style-name="T36"/></text:p>
      <text:p text:style-name="P36"><text:span text:style-name="T36">Ship-to-Ship Combat</text:span></text:p>
      <text:p text:style-name="P36"><text:span text:style-name="T37"/></text:p>
      <text:p text:style-name="P36"><text:span text:style-name="T37">Ships will be able to shoot at other ships. <text:s/>Mechanics for this will be based on the size of the ships, the number of guns they have, the skill of the crew, and how bold they are. <text:s/>Giant sea monsters will probably follow ship-to-ship combat rules.</text:span></text:p>
      <text:p text:style-name="P36"><text:span text:style-name="T37"/></text:p>
      <text:p text:style-name="P37"><text:span text:style-name="T36">Magic</text:span></text:p>
      <text:p text:style-name="P37"><text:span text:style-name="T37"/></text:p>
      <text:p text:style-name="P37"><text:span text:style-name="T37">Magic is based on feats. Any character is capable of learning magic, provided they have the requisite feats. <text:s/>A magician requires 3 things to channel magic: a focus, concentration, and line of sight. <text:s/>A focus can be a staff, wand, or the magician’s own hand, but it requires a free arm to use. Using external foci will increase decrease the Hit point drain of magic, but will not be as powerful as magic drawn directly through the caster. A magician must concentrate to create and sustain an effect. </text:span><text:span text:style-name="T38">Disrupting concentration disrupts the effect. Finally, a magician can only affect what they can see.</text:span></text:p>
      <text:p text:style-name="P37"><text:span text:style-name="T38"/></text:p>
      <text:p text:style-name="P38"><text:span text:style-name="T37">There are seven types of magic. Sorcery is the art of manipulating things in the physical world without physically touching them, and works on inanimate objects. Necromancy, as in, reanimating corpses to function as puppets, is a </text:span><text:soft-page-break/><text:span text:style-name="T37">discipline of Sorcery. <text:s/>Witchcraft is the magic of manipulating living materials, and includes effects that can both heal and hurt. Powerful witches can bring dead tissue back to life, but cannot make it animate. Alchemy is the process of altering the properties of physical things, such as strengthening or weakening a material, imbuing an item with magical properties, creating potions, or even turning lead into gold. <text:s/>Illusionry is the practice of making there seem to be things where there are none, and can affect any or all of the senses. Divination is the art of seeing things that aren’t there, whether scrying to see things at a distance of looking into the past or possible future. Spiritualism affects the spirits of people and animals, and can be used to affect luck. Elementalism grants control over one or more of the seven elements—Water, Earth, Air, Fire, Metal, Plantlife, and Lightning—and can be used for combat or for utility.</text:span></text:p>
      <text:p text:style-name="P38"><text:span text:style-name="T37"/></text:p>
      <text:p text:style-name="P39"><text:span text:style-name="T37">Using magic drains energy from the magician, and, as a result, drains Hit points. Hit point loss from casting can be healed entirely from rest. <text:s/></text:span><text:span text:style-name="T39">Certain disciplines of magic allow a magician to change the source of their magic and avoid Hit point drain, but at a cost. <text:s/>Blood mages give themselves wounds that have a delayed effect upon Hit point drain and eventually draw from the Hit points of others, but easily become addicted to Blood magic and can be reduced to vampires. <text:s/>Shadow magic and Light magic draw from the darkness and the light, but can only be used are weakened away from shadowed or lit areas. Magicians who grow reliant on Shadow or Light magic find their spells to weaken away from their magic source, and can eventually loose their minds and bodies to the shadows or to the su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9T14:33:18.378447587</meta:creation-date>
    <dc:date>2020-09-09T21:04:54.588525101</dc:date>
    <meta:editing-duration>PT4H47M41S</meta:editing-duration>
    <meta:editing-cycles>33</meta:editing-cycles>
    <meta:generator>LibreOffice/6.4.6.2$Linux_X86_64 LibreOffice_project/40$Build-2</meta:generator>
    <meta:document-statistic meta:table-count="0" meta:image-count="0" meta:object-count="0" meta:page-count="18" meta:paragraph-count="125" meta:word-count="4478" meta:character-count="26190" meta:non-whitespace-character-count="21738"/>
  </office:meta>
</office:document-meta>
</file>